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40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alt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boot0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</text:p>
            <text:p>usart1_CTS</text:p>
            <text:p>adc01_in0</text:p>
            <text:p>Tmr1_0_ETI</text:p>
            <text:p>TMR4_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1_rts</text:p>
            <text:p>adc1_in1</text:p>
            <text:p>Tmr4_1</text:p>
            <text:p>tmr1_c</text:p>
          </table:table-cell>
        </table:table-row>
        <table:table-row table:style-name="ro4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0_rx</text:p>
            <text:p>Tmr0_2</text:p>
            <text:p>usbfs_id</text:p>
          </table:table-cell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0_cts</text:p>
            <text:p>can0_rx</text:p>
            <text:p>Tmr0_3</text:p>
            <text:p>usbfs_dm</text:p>
          </table:table-cell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0_rts</text:p>
            <text:p>can0_tx</text:p>
            <text:p>tmr0_eti</text:p>
            <text:p>usbfs_dp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jtms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jtck</text:p>
          </table:table-cell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jtdi</text:p>
            <text:p>spi2_nss</text:p>
            <text:p>i2s2_ws</text:p>
            <text:p>tmr1_0_eti</text:p>
            <text:p>spi0_ns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1_tx</text:p>
            <text:p>Tmr4_2</text:p>
            <text:p>adc1_in2</text:p>
            <text:p>Tmr1_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1_rx</text:p>
            <text:p>Tmr4_3</text:p>
            <text:p>Adc1_3</text:p>
            <text:p>tmr1_3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0_nss</text:p>
            <text:p>usart1_ck</text:p>
            <text:p>Adc1_4</text:p>
            <text:p>Dac_0</text:p>
            <text:p>spi2_nss</text:p>
            <text:p>i2s_ws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0_sck</text:p>
            <text:p>adc1_ins</text:p>
            <text:p>Dac_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0_miso</text:p>
            <text:p>Adc1_6</text:p>
            <text:p>Tmr2_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0_mosi</text:p>
            <text:p>Adc1_8</text:p>
            <text:p>Tmr2_1</text:p>
            <text:p>tmr0_0_on</text:p>
          </table:table-cell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0_ck</text:p>
            <text:p>Tmr0_0</text:p>
            <text:p>ck_out0</text:p>
            <text:p>usbfs_sof</text:p>
          </table:table-cell>
        </table:table-row>
        <table:table-row table:style-name="ro4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0_tx</text:p>
            <text:p>Tmr0_1</text:p>
            <text:p>usbfs_vbus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_8</text:p>
            <text:p>Tmr2_2</text:p>
            <text:p>tmr0_1_on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_9</text:p>
            <text:p>Tmr2_3</text:p>
            <text:p>tmr0_2_on</text:p>
          </table:table-cell>
        </table:table-row>
        <table:table-row table:style-name="ro4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1_scl</text:p>
            <text:p>usart2_tx</text:p>
            <text:p>Tmr1_2</text:p>
          </table:table-cell>
        </table:table-row>
        <table:table-row table:style-name="ro4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c21_sda</text:p>
            <text:p>usart2_rx</text:p>
            <text:p>Tmr1_3</text:p>
          </table:table-cell>
        </table:table-row>
        <table:table-row table:style-name="ro5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1_nss</text:p>
            <text:p>i2c1_ws</text:p>
            <text:p>i2c1_smba</text:p>
            <text:p>usart2_ck</text:p>
            <text:p>tmr0_brkin</text:p>
            <text:p>can1_rx</text:p>
          </table:table-cell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1_sck</text:p>
            <text:p>i2s_ck</text:p>
            <text:p>usart2_cts</text:p>
            <text:p>tmr0_0_on</text:p>
            <text:p>can1_tx</text:p>
          </table:table-cell>
        </table:table-row>
        <table:table-row table:style-name="ro4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1_miso</text:p>
            <text:p>usart2_rts</text:p>
            <text:p>Tmr0_1_on</text:p>
          </table:table-cell>
        </table:table-row>
        <table:table-row table:style-name="ro4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1_mosi</text:p>
            <text:p>tmr0_2_on</text:p>
            <text:p>i2s1_sd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boot1</text:p>
          </table:table-cell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jtdo</text:p>
            <text:p>spi2_sck</text:p>
            <text:p>i2s2_ws</text:p>
            <text:p>tmr_0_eti</text:p>
            <text:p>spi0_nss</text:p>
          </table:table-cell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jtrst</text:p>
            <text:p>spi2_miso</text:p>
            <text:p>Tmr2_0</text:p>
            <text:p>spi0_miso</text:p>
          </table:table-cell>
        </table:table-row>
        <table:table-row table:style-name="ro5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0_smba</text:p>
            <text:p>sp12_mosi</text:p>
            <text:p>i2s_sd</text:p>
            <text:p>Tmr2_1</text:p>
            <text:p>spi0_mosi</text:p>
            <text:p>can_rx</text:p>
          </table:table-cell>
        </table:table-row>
        <table:table-row table:style-name="ro4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0_sda</text:p>
            <text:p>Tmr3_1</text:p>
            <text:p>usart0_rx</text:p>
          </table:table-cell>
        </table:table-row>
        <table:table-row table:style-name="ro4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mr3_2</text:p>
            <text:p>i2c0_scl</text:p>
            <text:p>can0_rx</text:p>
          </table:table-cell>
        </table:table-row>
        <table:table-row table:style-name="ro4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mr3_ch3</text:p>
            <text:p>i2c0_sda</text:p>
            <text:p>can0_tx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 RTC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i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out</text:p>
          </table:table-cell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c0_scl</text:p>
            <text:p>Tmr3_0</text:p>
            <text:p>usart0_tx</text:p>
            <text:p>can1_tx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i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ou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vdd1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vdd2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vdd3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vdda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vss1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vss2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vss3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vssa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49" table:display-filter-buttons="true">
          <table:filter>
            <table:filter-and>
              <table:filter-condition table:field-number="2" table:value="Adc1_8&#10;Tmr2_2&#10;tmr0_1_on" table:operator="=">
                <table:filter-set-item table:value="Adc1_8&#10;Tmr2_2&#10;tmr0_1_on"/>
                <table:filter-set-item table:value="Adc1_9&#10;Tmr2_3&#10;tmr0_2_on"/>
                <table:filter-set-item table:value="spi0_miso&#10;Adc1_6&#10;Tmr2_0"/>
                <table:filter-set-item table:value="spi0_mosi&#10;Adc1_8&#10;Tmr2_1&#10;tmr0_0_on"/>
                <table:filter-set-item table:value="spi0_nss&#10;usart1_ck&#10;Adc1_4&#10;Dac_0&#10;spi2_nss&#10;i2s_ws"/>
                <table:filter-set-item table:value="spi0_sck&#10;adc1_ins&#10;Dac_1"/>
                <table:filter-set-item table:value="usart1_rts&#10;adc1_in1&#10;Tmr4_1&#10;tmr1_c"/>
                <table:filter-set-item table:value="usart1_rx&#10;Tmr4_3&#10;Adc1_3&#10;tmr1_3"/>
                <table:filter-set-item table:value="usart1_tx&#10;Tmr4_2&#10;adc1_in2&#10;Tmr1_2"/>
                <table:filter-set-item table:value="wkup&#10;usart1_CTS&#10;adc01_in0&#10;Tmr1_0_ETI&#10;TMR4_0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6:07:05.337054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1:08:56.075427924</meta:creation-date>
    <dc:date>2019-10-04T23:11:19.810983364</dc:date>
    <meta:editing-duration>P1DT7H29M28S</meta:editing-duration>
    <meta:editing-cycles>3</meta:editing-cycles>
    <meta:generator>LibreOffice/6.2.6.2$Linux_X86_64 LibreOffice_project/20$Build-2</meta:generator>
    <meta:document-statistic meta:table-count="1" meta:cell-count="136" meta:object-count="0"/>
  </office:meta>
</office:document-meta>
</file>